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cm" fo:min-width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9.3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8.77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054cm"/>
    </style:style>
    <style:style style:name="gr12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6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7cm" fo:min-width="9.7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5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8.147cm"/>
    </style:style>
    <style:style style:name="gr21" style:family="graphic" style:parent-style-name="objectwithoutfill">
      <style:graphic-properties draw:fill="none" draw:fill-color="#ffffff" draw:textarea-horizontal-align="center" draw:textarea-vertical-align="middle"/>
    </style:style>
    <style:style style:name="gr22" style:family="graphic" style:parent-style-name="standard">
      <style:graphic-properties draw:fill="solid" draw:fill-color="#ffffff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7cm" fo:min-width="9.81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style:font-size-asian="1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style:font-size-asian="18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024cm" svg:height="18.051cm" svg:x="1.976cm" svg:y="2cm">
          <draw:text-box>
            <text:p text:style-name="P1">第十三章： 三角形</text:p>
            <text:p text:style-name="P1"/>
            <text:p text:style-name="P1"/>
            <text:p text:style-name="P1">1. 三角形的概念</text:p>
            <text:p text:style-name="P1"/>
            <text:p text:style-name="P1"><text:tab/>等腰三角形，等边三角形</text:p>
            <text:p text:style-name="P1"/>
            <text:p text:style-name="P1">2. 与三角形有关的线段</text:p>
            <text:p text:style-name="P1"/>
            <text:p text:style-name="P1"><text:tab/>三角形任意两个边的和大于第三边，任意两个边的差小于第三边。</text:p>
            <text:p text:style-name="P1"/>
            <text:p text:style-name="P1"><text:tab/>三角形的中线，角平分线，高</text:p>
            <text:p text:style-name="P1"/>
            <text:p text:style-name="P1"><text:tab/>三角形的三条中线交于一点，这个交点叫作三角形的重心。</text:p>
            <text:p text:style-name="P1"/>
            <text:p text:style-name="P1"><text:tab/>三角形的三条角平分线交于一点。</text:p>
            <text:p text:style-name="P1"/>
            <text:p text:style-name="P1"><text:tab/>三角形的三个高线交于一点。</text:p>
            <text:p text:style-name="P1"/>
            <text:p text:style-name="P1">3. 三角形的内角和外角</text:p>
            <text:p text:style-name="P1"/>
            <text:p text:style-name="P1"><text:tab/>三角形的内角和是180°</text:p>
            <text:p text:style-name="P1"/>
            <text:p text:style-name="P1"><text:tab/>三角形的外角等于另外两个角的和。</text:p>
            <text:p text:style-name="P1"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3" draw:text-style-name="P3" draw:layer="layout" svg:x1="7.5cm" svg:y1="13.501cm" svg:x2="21cm" svg:y2="13.501cm">
          <text:p/>
        </draw:line>
        <draw:line draw:style-name="gr3" draw:text-style-name="P3" draw:layer="layout" svg:x1="7.5cm" svg:y1="13.501cm" svg:x2="16.5cm" svg:y2="4.501cm">
          <text:p/>
        </draw:line>
        <draw:line draw:style-name="gr3" draw:text-style-name="P3" draw:layer="layout" svg:x1="16.5cm" svg:y1="4.501cm" svg:x2="21cm" svg:y2="13.501cm">
          <text:p/>
        </draw:line>
        <draw:frame draw:style-name="gr4" draw:layer="layout" svg:width="0.925cm" svg:height="0.963cm" svg:x="16.492cm" svg:y="3.501cm">
          <draw:text-box>
            <text:p>A</text:p>
          </draw:text-box>
        </draw:frame>
        <draw:frame draw:style-name="gr4" draw:layer="layout" svg:width="0.925cm" svg:height="0.963cm" svg:x="6.5cm" svg:y="13.538cm">
          <draw:text-box>
            <text:p>B</text:p>
          </draw:text-box>
        </draw:frame>
        <draw:frame draw:style-name="gr5" draw:layer="layout" svg:width="0.959cm" svg:height="0.963cm" svg:x="21.431cm" svg:y="13.501cm">
          <draw:text-box>
            <text:p>C</text:p>
          </draw:text-box>
        </draw:frame>
        <draw:frame draw:style-name="gr6" draw:layer="layout" svg:width="9.853cm" svg:height="3.811cm" svg:x="5cm" svg:y="15.501cm">
          <draw:text-box>
            <text:p>三角形任意两边的和大于第三边</text:p>
            <text:p/>
            <text:p>AB + BC &gt; AC <text:s text:c="9"/>a + c &gt; b <text:s text:c="5"/></text:p>
            <text:p>AC + BC &gt; AB <text:s text:c="9"/>b + a &gt; c</text:p>
            <text:p>AC + AB &gt; BC <text:s text:c="9"/>b + c &gt; a</text:p>
          </draw:text-box>
        </draw:frame>
        <draw:frame draw:style-name="gr7" draw:layer="layout" svg:width="0.853cm" svg:height="0.963cm" svg:x="13.5cm" svg:y="12.501cm">
          <draw:text-box>
            <text:p>a</text:p>
          </draw:text-box>
        </draw:frame>
        <draw:frame draw:style-name="gr8" draw:layer="layout" svg:width="0.853cm" svg:height="1.37cm" svg:x="17.941cm" svg:y="9.001cm">
          <draw:text-box>
            <text:p>b</text:p>
          </draw:text-box>
        </draw:frame>
        <draw:frame draw:style-name="gr9" draw:layer="layout" svg:width="0.82cm" svg:height="0.963cm" svg:x="12.18cm" svg:y="8.538cm">
          <draw:text-box>
            <text:p>c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0" draw:layer="layout" svg:width="9.273cm" svg:height="4.523cm" svg:x="6.45cm" svg:y="14.501cm">
          <draw:text-box>
            <text:p>三角形任意两边的差小于第三边</text:p>
            <text:p/>
            <text:p><text:s/>a + c &gt; b <text:s text:c="9"/>a &gt; b - c</text:p>
            <text:p><text:s/>a + b &gt; c <text:s text:c="9"/>a &gt; c - b <text:s text:c="5"/></text:p>
            <text:p><text:s/>b + a &gt; c <text:s text:c="9"/>b &gt; c - a</text:p>
            <text:p><text:s/>b + c &gt; a <text:s text:c="9"/>c &gt; a - b</text:p>
          </draw:text-box>
        </draw:frame>
        <draw:line draw:style-name="gr3" draw:text-style-name="P3" draw:layer="layout" svg:x1="7.5cm" svg:y1="13.501cm" svg:x2="21cm" svg:y2="13.501cm">
          <text:p/>
        </draw:line>
        <draw:line draw:style-name="gr3" draw:text-style-name="P3" draw:layer="layout" svg:x1="7.5cm" svg:y1="13.501cm" svg:x2="16.5cm" svg:y2="4.501cm">
          <text:p/>
        </draw:line>
        <draw:line draw:style-name="gr3" draw:text-style-name="P3" draw:layer="layout" svg:x1="16.5cm" svg:y1="4.501cm" svg:x2="21cm" svg:y2="13.501cm">
          <text:p/>
        </draw:line>
        <draw:frame draw:style-name="gr4" draw:layer="layout" svg:width="0.925cm" svg:height="0.963cm" svg:x="16.492cm" svg:y="3.501cm">
          <draw:text-box>
            <text:p>A</text:p>
          </draw:text-box>
        </draw:frame>
        <draw:frame draw:style-name="gr4" draw:layer="layout" svg:width="0.925cm" svg:height="0.963cm" svg:x="6.5cm" svg:y="13.538cm">
          <draw:text-box>
            <text:p>B</text:p>
          </draw:text-box>
        </draw:frame>
        <draw:frame draw:style-name="gr5" draw:layer="layout" svg:width="0.959cm" svg:height="0.963cm" svg:x="21.431cm" svg:y="13.501cm">
          <draw:text-box>
            <text:p>C</text:p>
          </draw:text-box>
        </draw:frame>
        <draw:frame draw:style-name="gr7" draw:layer="layout" svg:width="0.853cm" svg:height="0.963cm" svg:x="13.5cm" svg:y="12.501cm">
          <draw:text-box>
            <text:p>a</text:p>
          </draw:text-box>
        </draw:frame>
        <draw:frame draw:style-name="gr8" draw:layer="layout" svg:width="0.853cm" svg:height="1.37cm" svg:x="17.941cm" svg:y="9.001cm">
          <draw:text-box>
            <text:p>b</text:p>
          </draw:text-box>
        </draw:frame>
        <draw:frame draw:style-name="gr9" draw:layer="layout" svg:width="0.82cm" svg:height="0.963cm" svg:x="12.18cm" svg:y="8.538cm">
          <draw:text-box>
            <text:p>c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3" draw:text-style-name="P3" draw:layer="layout" svg:x1="4.201cm" svg:y1="15.001cm" svg:x2="17.701cm" svg:y2="15.001cm">
          <text:p/>
        </draw:line>
        <draw:line draw:style-name="gr3" draw:text-style-name="P3" draw:layer="layout" svg:x1="4.201cm" svg:y1="15.001cm" svg:x2="12.701cm" svg:y2="8.501cm">
          <text:p/>
        </draw:line>
        <draw:line draw:style-name="gr3" draw:text-style-name="P3" draw:layer="layout" svg:x1="12.701cm" svg:y1="8.501cm" svg:x2="17.701cm" svg:y2="15.001cm">
          <text:p/>
        </draw:line>
        <draw:frame draw:style-name="gr4" draw:text-style-name="P4" draw:layer="layout" svg:width="0.925cm" svg:height="0.963cm" svg:x="12.594cm" svg:y="7.501cm">
          <draw:text-box>
            <text:p><text:span text:style-name="T1">A</text:span></text:p>
          </draw:text-box>
        </draw:frame>
        <draw:frame draw:style-name="gr4" draw:text-style-name="P4" draw:layer="layout" svg:width="0.925cm" svg:height="0.963cm" svg:x="3.701cm" svg:y="15.501cm">
          <draw:text-box>
            <text:p><text:span text:style-name="T1">B</text:span></text:p>
          </draw:text-box>
        </draw:frame>
        <draw:frame draw:style-name="gr5" draw:text-style-name="P4" draw:layer="layout" svg:width="0.959cm" svg:height="0.963cm" svg:x="17.643cm" svg:y="15.501cm">
          <draw:text-box>
            <text:p><text:span text:style-name="T1">C</text:span></text:p>
          </draw:text-box>
        </draw:frame>
        <draw:frame draw:style-name="gr11" draw:text-style-name="P4" draw:layer="layout" svg:width="7.554cm" svg:height="0.963cm" svg:x="4.435cm" svg:y="5.382cm">
          <draw:text-box>
            <text:p><text:span text:style-name="T1">证明▲</text:span><text:span text:style-name="T1">ABC</text:span><text:span text:style-name="T1">内角和是</text:span><text:span text:style-name="T1">180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3" draw:text-style-name="P3" draw:layer="layout" svg:x1="4.2cm" svg:y1="15cm" svg:x2="17.7cm" svg:y2="15cm">
          <text:p/>
        </draw:line>
        <draw:line draw:style-name="gr3" draw:text-style-name="P3" draw:layer="layout" svg:x1="4.2cm" svg:y1="15cm" svg:x2="12.7cm" svg:y2="8.5cm">
          <text:p/>
        </draw:line>
        <draw:line draw:style-name="gr3" draw:text-style-name="P3" draw:layer="layout" svg:x1="12.7cm" svg:y1="8.5cm" svg:x2="17.7cm" svg:y2="15cm">
          <text:p/>
        </draw:line>
        <draw:frame draw:style-name="gr4" draw:text-style-name="P4" draw:layer="layout" svg:width="0.925cm" svg:height="0.963cm" svg:x="12.593cm" svg:y="7.5cm">
          <draw:text-box>
            <text:p><text:span text:style-name="T1">A</text:span></text:p>
          </draw:text-box>
        </draw:frame>
        <draw:frame draw:style-name="gr4" draw:text-style-name="P4" draw:layer="layout" svg:width="0.925cm" svg:height="0.963cm" svg:x="3.7cm" svg:y="15.5cm">
          <draw:text-box>
            <text:p><text:span text:style-name="T1">B</text:span></text:p>
          </draw:text-box>
        </draw:frame>
        <draw:frame draw:style-name="gr5" draw:text-style-name="P4" draw:layer="layout" svg:width="0.959cm" svg:height="0.963cm" svg:x="17.642cm" svg:y="15.5cm">
          <draw:text-box>
            <text:p><text:span text:style-name="T1">C</text:span></text:p>
          </draw:text-box>
        </draw:frame>
        <draw:line draw:style-name="gr12" draw:text-style-name="P3" draw:layer="layout" svg:x1="17.7cm" svg:y1="15cm" svg:x2="23.2cm" svg:y2="15cm">
          <text:p/>
        </draw:line>
        <draw:frame draw:style-name="gr5" draw:text-style-name="P4" draw:layer="layout" svg:width="0.959cm" svg:height="0.963cm" svg:x="23.151cm" svg:y="15.2cm">
          <draw:text-box>
            <text:p><text:span text:style-name="T1">D</text:span></text:p>
          </draw:text-box>
        </draw:frame>
        <draw:line draw:style-name="gr12" draw:text-style-name="P3" draw:layer="layout" svg:x1="17.7cm" svg:y1="15cm" svg:x2="23.2cm" svg:y2="11cm">
          <text:p/>
        </draw:line>
        <draw:frame draw:style-name="gr4" draw:text-style-name="P4" draw:layer="layout" svg:width="0.925cm" svg:height="0.963cm" svg:x="23.3cm" svg:y="10cm">
          <draw:text-box>
            <text:p><text:span text:style-name="T1">E</text:span></text:p>
          </draw:text-box>
        </draw:frame>
        <draw:frame draw:style-name="gr13" draw:text-style-name="P4" draw:layer="layout" svg:width="8.106cm" svg:height="0.963cm" svg:x="4.488cm" svg:y="3.5cm">
          <draw:text-box>
            <text:p><text:span text:style-name="T1">证明三角形内角和是</text:span><text:span text:style-name="T1">180</text:span><text:span text:style-name="T1">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3" draw:text-style-name="P3" draw:layer="layout" svg:x1="4.201cm" svg:y1="13.437cm" svg:x2="17.701cm" svg:y2="13.437cm">
          <text:p/>
        </draw:line>
        <draw:line draw:style-name="gr3" draw:text-style-name="P3" draw:layer="layout" svg:x1="4.201cm" svg:y1="13.437cm" svg:x2="12.701cm" svg:y2="6.937cm">
          <text:p/>
        </draw:line>
        <draw:line draw:style-name="gr3" draw:text-style-name="P3" draw:layer="layout" svg:x1="12.701cm" svg:y1="6.937cm" svg:x2="17.701cm" svg:y2="13.437cm">
          <text:p/>
        </draw:line>
        <draw:frame draw:style-name="gr4" draw:text-style-name="P4" draw:layer="layout" svg:width="0.925cm" svg:height="0.963cm" svg:x="12.594cm" svg:y="5.937cm">
          <draw:text-box>
            <text:p><text:span text:style-name="T1">A</text:span></text:p>
          </draw:text-box>
        </draw:frame>
        <draw:frame draw:style-name="gr5" draw:text-style-name="P4" draw:layer="layout" svg:width="0.959cm" svg:height="0.963cm" svg:x="3.541cm" svg:y="6.337cm">
          <draw:text-box>
            <text:p><text:span text:style-name="T1">D</text:span></text:p>
          </draw:text-box>
        </draw:frame>
        <draw:frame draw:style-name="gr14" draw:text-style-name="P4" draw:layer="layout" svg:width="0.925cm" svg:height="1cm" svg:x="20.5cm" svg:y="6.3cm">
          <draw:text-box>
            <text:p><text:span text:style-name="T1">E</text:span></text:p>
          </draw:text-box>
        </draw:frame>
        <draw:frame draw:style-name="gr4" draw:text-style-name="P4" draw:layer="layout" svg:width="0.925cm" svg:height="0.963cm" svg:x="3.2cm" svg:y="13.6cm">
          <draw:text-box>
            <text:p><text:span text:style-name="T1">B</text:span></text:p>
          </draw:text-box>
        </draw:frame>
        <draw:frame draw:style-name="gr5" draw:text-style-name="P4" draw:layer="layout" svg:width="0.959cm" svg:height="0.963cm" svg:x="17.8cm" svg:y="13.4cm">
          <draw:text-box>
            <text:p><text:span text:style-name="T1">C</text:span></text:p>
          </draw:text-box>
        </draw:frame>
        <draw:line draw:style-name="gr12" draw:text-style-name="P3" draw:layer="layout" svg:x1="4.5cm" svg:y1="6.9cm" svg:x2="20cm" svg:y2="6.9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5" draw:text-style-name="P1" draw:layer="layout" svg:width="3.169cm" svg:height="0.963cm" svg:x="4.988cm" svg:y="3.5cm">
          <draw:text-box>
            <text:p><text:span text:style-name="T2">等腰三角形</text:span></text:p>
          </draw:text-box>
        </draw:frame>
        <draw:line draw:style-name="gr3" draw:text-style-name="P3" draw:layer="layout" svg:x1="13cm" svg:y1="7cm" svg:x2="9.5cm" svg:y2="14.5cm">
          <text:p/>
        </draw:line>
        <draw:line draw:style-name="gr3" draw:text-style-name="P3" draw:layer="layout" svg:x1="13cm" svg:y1="7cm" svg:x2="16.5cm" svg:y2="14.5cm">
          <text:p/>
        </draw:line>
        <draw:line draw:style-name="gr3" draw:text-style-name="P3" draw:layer="layout" svg:x1="9.5cm" svg:y1="14.5cm" svg:x2="16.5cm" svg:y2="14.5cm">
          <text:p/>
        </draw:line>
        <draw:line draw:style-name="gr3" draw:text-style-name="P3" draw:layer="layout" svg:x1="11cm" svg:y1="10.5cm" svg:x2="11.5cm" svg:y2="11cm">
          <text:p/>
        </draw:line>
        <draw:line draw:style-name="gr3" draw:text-style-name="P3" draw:layer="layout" svg:x1="15cm" svg:y1="10.5cm" svg:x2="14.5cm" svg:y2="11cm">
          <text:p/>
        </draw:line>
        <draw:frame draw:style-name="gr4" draw:text-style-name="P4" draw:layer="layout" svg:width="0.925cm" svg:height="0.963cm" svg:x="12.5cm" svg:y="5.87cm">
          <draw:text-box>
            <text:p><text:span text:style-name="T1">A</text:span></text:p>
          </draw:text-box>
        </draw:frame>
        <draw:frame draw:style-name="gr5" draw:text-style-name="P4" draw:layer="layout" svg:width="0.959cm" svg:height="0.963cm" svg:x="16.701cm" svg:y="14.271cm">
          <draw:text-box>
            <text:p><text:span text:style-name="T1">C</text:span></text:p>
          </draw:text-box>
        </draw:frame>
        <draw:frame draw:style-name="gr4" draw:text-style-name="P4" draw:layer="layout" svg:width="0.925cm" svg:height="0.963cm" svg:x="8.302cm" svg:y="14.372cm">
          <draw:text-box>
            <text:p><text:span text:style-name="T1">B</text:span></text:p>
          </draw:text-box>
        </draw:frame>
        <draw:frame draw:style-name="gr16" draw:text-style-name="P4" draw:layer="layout" svg:width="7.03cm" svg:height="0.963cm" svg:x="6.5cm" svg:y="16.5cm">
          <draw:text-box>
            <text:p><text:span text:style-name="T1">∠</text:span><text:span text:style-name="T1">B = ∠C <text:s text:c="8"/>AB = A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line draw:style-name="gr3" draw:text-style-name="P3" draw:layer="layout" svg:x1="16cm" svg:y1="5.3cm" svg:x2="6cm" svg:y2="14cm">
          <text:p/>
        </draw:line>
        <draw:line draw:style-name="gr3" draw:text-style-name="P3" draw:layer="layout" svg:x1="16cm" svg:y1="5.4cm" svg:x2="20cm" svg:y2="13.9cm">
          <text:p/>
        </draw:line>
        <draw:line draw:style-name="gr3" draw:text-style-name="P3" draw:layer="layout" svg:x1="6cm" svg:y1="13.9cm" svg:x2="20cm" svg:y2="13.9cm">
          <text:p/>
        </draw:line>
        <draw:frame draw:style-name="gr17" draw:layer="layout" svg:width="3.008cm" svg:height="0.963cm" svg:x="5.5cm" svg:y="2.317cm">
          <draw:text-box>
            <text:p>角平分线</text:p>
          </draw:text-box>
        </draw:frame>
        <draw:frame draw:style-name="gr4" draw:layer="layout" svg:width="0.925cm" svg:height="0.963cm" svg:x="15.5cm" svg:y="4.385cm">
          <draw:text-box>
            <text:p>A</text:p>
          </draw:text-box>
        </draw:frame>
        <draw:frame draw:style-name="gr5" draw:layer="layout" svg:width="0.959cm" svg:height="0.963cm" svg:x="20.301cm" svg:y="13.686cm">
          <draw:text-box>
            <text:p>C</text:p>
          </draw:text-box>
        </draw:frame>
        <draw:frame draw:style-name="gr4" draw:layer="layout" svg:width="0.925cm" svg:height="0.963cm" svg:x="4.902cm" svg:y="13.687cm">
          <draw:text-box>
            <text:p>B</text:p>
          </draw:text-box>
        </draw:frame>
        <draw:line draw:style-name="gr3" draw:text-style-name="P3" draw:layer="layout" svg:x1="16cm" svg:y1="5.3cm" svg:x2="14cm" svg:y2="13.9cm">
          <text:p/>
        </draw:line>
        <draw:frame draw:style-name="gr5" draw:layer="layout" svg:width="0.959cm" svg:height="0.963cm" svg:x="13.402cm" svg:y="14.087cm">
          <draw:text-box>
            <text:p>D</text:p>
          </draw:text-box>
        </draw:frame>
        <draw:frame draw:style-name="gr18" draw:layer="layout" svg:width="10.281cm" svg:height="2.407cm" svg:x="5.5cm" svg:y="16.814cm">
          <draw:text-box>
            <text:p>∠BAD = ∠CAD</text:p>
            <text:p/>
            <text:p><text:span text:style-name="T3">三角形的三个角平分线相交于一点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line draw:style-name="gr3" draw:text-style-name="P3" draw:layer="layout" svg:x1="16cm" svg:y1="5.201cm" svg:x2="6cm" svg:y2="13.701cm">
          <text:p/>
        </draw:line>
        <draw:line draw:style-name="gr3" draw:text-style-name="P3" draw:layer="layout" svg:x1="16cm" svg:y1="5.201cm" svg:x2="20cm" svg:y2="13.701cm">
          <text:p/>
        </draw:line>
        <draw:line draw:style-name="gr3" draw:text-style-name="P3" draw:layer="layout" svg:x1="6cm" svg:y1="13.701cm" svg:x2="20cm" svg:y2="13.701cm">
          <text:p/>
        </draw:line>
        <draw:frame draw:style-name="gr4" draw:layer="layout" svg:width="0.925cm" svg:height="0.963cm" svg:x="15.5cm" svg:y="4.186cm">
          <draw:text-box>
            <text:p>A</text:p>
          </draw:text-box>
        </draw:frame>
        <draw:frame draw:style-name="gr5" draw:layer="layout" svg:width="0.959cm" svg:height="0.963cm" svg:x="20.301cm" svg:y="13.487cm">
          <draw:text-box>
            <text:p>C</text:p>
          </draw:text-box>
        </draw:frame>
        <draw:frame draw:style-name="gr4" draw:layer="layout" svg:width="0.925cm" svg:height="0.963cm" svg:x="4.802cm" svg:y="13.788cm">
          <draw:text-box>
            <text:p>B</text:p>
          </draw:text-box>
        </draw:frame>
        <draw:frame draw:style-name="gr19" draw:layer="layout" svg:width="1.755cm" svg:height="0.963cm" svg:x="5.5cm" svg:y="2.5cm">
          <draw:text-box>
            <text:p>中线</text:p>
          </draw:text-box>
        </draw:frame>
        <draw:line draw:style-name="gr3" draw:text-style-name="P3" draw:layer="layout" svg:x1="16cm" svg:y1="5.2cm" svg:x2="13cm" svg:y2="13.7cm">
          <text:p/>
        </draw:line>
        <draw:frame draw:style-name="gr5" draw:layer="layout" svg:width="0.959cm" svg:height="0.963cm" svg:x="12.602cm" svg:y="13.988cm">
          <draw:text-box>
            <text:p>D</text:p>
          </draw:text-box>
        </draw:frame>
        <draw:frame draw:style-name="gr20" draw:layer="layout" svg:width="8.647cm" svg:height="2.387cm" svg:x="5.897cm" svg:y="16.414cm">
          <draw:text-box>
            <text:p>BD = CD</text:p>
            <text:p/>
            <text:p>三角形的三条中线相交于一点</text:p>
          </draw:text-box>
        </draw:frame>
        <draw:line draw:style-name="gr21" draw:text-style-name="P3" draw:layer="layout" svg:x1="9.5cm" svg:y1="13.2cm" svg:x2="9.5cm" svg:y2="14.2cm">
          <text:p/>
        </draw:line>
        <draw:line draw:style-name="gr21" draw:text-style-name="P3" draw:layer="layout" svg:x1="9.5cm" svg:y1="13.2cm" svg:x2="9.5cm" svg:y2="14.2cm">
          <text:p/>
        </draw:line>
        <draw:line draw:style-name="gr21" draw:text-style-name="P3" draw:layer="layout" svg:x1="16.6cm" svg:y1="13.2cm" svg:x2="16.6cm" svg:y2="14.2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line draw:style-name="gr3" draw:text-style-name="P3" draw:layer="layout" svg:x1="16cm" svg:y1="4.801cm" svg:x2="6cm" svg:y2="13.301cm">
          <text:p/>
        </draw:line>
        <draw:line draw:style-name="gr3" draw:text-style-name="P3" draw:layer="layout" svg:x1="16cm" svg:y1="4.801cm" svg:x2="20cm" svg:y2="13.301cm">
          <text:p/>
        </draw:line>
        <draw:line draw:style-name="gr3" draw:text-style-name="P3" draw:layer="layout" svg:x1="6cm" svg:y1="13.301cm" svg:x2="20cm" svg:y2="13.301cm">
          <text:p/>
        </draw:line>
        <draw:frame draw:style-name="gr4" draw:layer="layout" svg:width="0.925cm" svg:height="0.963cm" svg:x="15.5cm" svg:y="3.786cm">
          <draw:text-box>
            <text:p>A</text:p>
          </draw:text-box>
        </draw:frame>
        <draw:frame draw:style-name="gr5" draw:layer="layout" svg:width="0.959cm" svg:height="0.963cm" svg:x="20.301cm" svg:y="13.087cm">
          <draw:text-box>
            <text:p>C</text:p>
          </draw:text-box>
        </draw:frame>
        <draw:frame draw:style-name="gr4" draw:layer="layout" svg:width="0.925cm" svg:height="0.963cm" svg:x="4.802cm" svg:y="13.388cm">
          <draw:text-box>
            <text:p>B</text:p>
          </draw:text-box>
        </draw:frame>
        <draw:line draw:style-name="gr3" draw:text-style-name="P3" draw:layer="layout" svg:x1="16cm" svg:y1="4.8cm" svg:x2="16cm" svg:y2="13.3cm">
          <text:p/>
        </draw:line>
        <draw:frame draw:style-name="gr5" draw:layer="layout" svg:width="0.959cm" svg:height="0.963cm" svg:x="15.602cm" svg:y="13.488cm">
          <draw:text-box>
            <text:p>D</text:p>
          </draw:text-box>
        </draw:frame>
        <draw:rect draw:style-name="gr22" draw:text-style-name="P3" draw:layer="layout" svg:width="0.5cm" svg:height="0.5cm" svg:x="16cm" svg:y="12.8cm">
          <text:p/>
        </draw:rect>
        <draw:frame draw:style-name="gr19" draw:layer="layout" svg:width="1.755cm" svg:height="0.963cm" svg:x="6cm" svg:y="2.894cm">
          <draw:text-box>
            <text:p>垂线</text:p>
          </draw:text-box>
        </draw:frame>
        <draw:frame draw:style-name="gr23" draw:layer="layout" svg:width="10.315cm" svg:height="2.407cm" svg:x="4.5cm" svg:y="16.1cm">
          <draw:text-box>
            <text:p>AD ⊥ BC, <text:s text:c="3"/>▲ABC面积=BC·AD/2</text:p>
            <text:p/>
            <text:p><text:span text:style-name="T3">三角形的三条垂线相交于一点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3M15S</meta:editing-duration>
    <meta:editing-cycles>35</meta:editing-cycles>
    <meta:generator>OpenOffice/4.1.15$Win32 OpenOffice.org_project/4115m2$Build-9813</meta:generator>
    <dc:date>2025-11-28T12:40:06.30</dc:date>
    <dc:creator>Eric Zhang</dc:creator>
    <meta:document-statistic meta:object-count="133"/>
  </office:meta>
</office:document-meta>
</file>